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7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style:font-size-asian="20pt" style:font-size-complex="20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 table:style-name="ce1" office:value-type="string">
            <text:p>R</text:p>
          </table:table-cell>
          <table:table-cell table:style-name="ce1" office:value-type="string">
            <text:p>A</text:p>
          </table:table-cell>
          <table:table-cell table:style-name="ce1" office:value-type="string">
            <text:p>S</text:p>
          </table:table-cell>
          <table:table-cell table:style-name="ce1" office:value-type="string">
            <text:p>I</text:p>
          </table:table-cell>
        </table:table-row>
        <table:table-row table:style-name="ro1">
          <table:table-cell office:value-type="string">
            <text:p>Multimeter</text:p>
          </table:table-cell>
          <table:table-cell office:value-type="string">
            <text:p>WT</text:p>
          </table:table-cell>
          <table:table-cell office:value-type="string">
            <text:p>JL</text:p>
          </table:table-cell>
          <table:table-cell office:value-type="string">
            <text:p>DP</text:p>
          </table:table-cell>
          <table:table-cell/>
        </table:table-row>
        <table:table-row table:style-name="ro1">
          <table:table-cell office:value-type="string">
            <text:p>Oscilloscope</text:p>
          </table:table-cell>
          <table:table-cell office:value-type="string">
            <text:p>DP</text:p>
          </table:table-cell>
          <table:table-cell office:value-type="string">
            <text:p>JL</text:p>
          </table:table-cell>
          <table:table-cell office:value-type="string">
            <text:p>WT</text:p>
          </table:table-cell>
          <table:table-cell office:value-type="string">
            <text:p>JL</text:p>
          </table:table-cell>
        </table:table-row>
        <table:table-row table:style-name="ro1">
          <table:table-cell office:value-type="string">
            <text:p>Communication Subsystem</text:p>
          </table:table-cell>
          <table:table-cell office:value-type="string">
            <text:p>TG</text:p>
          </table:table-cell>
          <table:table-cell office:value-type="string">
            <text:p>JL</text:p>
          </table:table-cell>
          <table:table-cell/>
          <table:table-cell office:value-type="string">
            <text:p>JL</text:p>
          </table:table-cell>
        </table:table-row>
        <table:table-row table:style-name="ro1">
          <table:table-cell office:value-type="string">
            <text:p>Control Subsystem</text:p>
          </table:table-cell>
          <table:table-cell office:value-type="string">
            <text:p>JL</text:p>
          </table:table-cell>
          <table:table-cell/>
          <table:table-cell office:value-type="string">
            <text:p>TG, DP</text:p>
          </table:table-cell>
          <table:table-cell office:value-type="string">
            <text:p>WT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2">11/12/2008</text:date>, <text:time>02:2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1-12T02:23:17.41</meta:creation-date>
    <dc:date>2008-11-12T02:26:57.73</dc:date>
    <meta:editing-duration>PT00H03M41S</meta:editing-duration>
    <meta:editing-cycles>1</meta:editing-cycles>
    <meta:document-statistic meta:table-count="3" meta:cell-count="21" meta:object-count="0"/>
    <meta:generator>OpenOffice.org/3.0$Win32 OpenOffice.org_project/300m9$Build-9358</meta:generator>
  </office:meta>
</office:document-meta>
</file>